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layout-cache" manifest:media-type="application/binary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paragraph-rsid="000a128f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officeooo:paragraph-rsid="00049c2d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weight="normal" officeooo:paragraph-rsid="00049c2d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paragraph-rsid="0006709b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fo:font-weight="normal" officeooo:paragraph-rsid="000af4a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paragraph-rsid="000a128f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paragraph-rsid="000a128f" style:font-size-asian="14pt" style:font-weight-asian="bold" style:font-size-complex="14pt" style:font-weight-complex="bold"/>
    </style:style>
    <style:style style:name="T1" style:family="text">
      <style:text-properties officeooo:rsid="00049c2d"/>
    </style:style>
    <style:style style:name="T2" style:family="text">
      <style:text-properties officeooo:rsid="0006709b"/>
    </style:style>
    <style:style style:name="T3" style:family="text">
      <style:text-properties officeooo:rsid="000a128f"/>
    </style:style>
    <style:style style:name="T4" style:family="text">
      <style:text-properties officeooo:rsid="000af4a2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Javan tietorakenteet vs omat tietorakenteet</text:span></text:p>
      <text:p text:style-name="Standard"><draw:frame draw:style-name="fr1" draw:name="Objekti1" text:anchor-type="paragraph" svg:width="16.004cm" svg:height="8.98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2" draw:name="Objekti2" text:anchor-type="paragraph" svg:width="16.004cm" svg:height="8.98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<draw:frame draw:style-name="fr1" draw:name="Objekti3" text:anchor-type="paragraph" svg:width="16.004cm" svg:height="8.989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><draw:frame draw:style-name="fr2" draw:name="Objekti4" text:anchor-type="paragraph" svg:width="16cm" svg:height="8.999cm" draw:z-index="3"><draw:object xlink:href="./Object 4" xlink:type="simple" xlink:show="embed" xlink:actuate="onLoad"/><draw:image xlink:href="./ObjectReplacements/Object 4" xlink:type="simple" xlink:show="embed" xlink:actuate="onLoad"/></draw:frame><text:soft-page-break/></text:p>
      <text:p text:style-name="Standard"><draw:frame draw:style-name="fr2" draw:name="Objekti5" text:anchor-type="paragraph" svg:width="16cm" svg:height="8.999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><draw:frame draw:style-name="fr1" draw:name="Objekti6" text:anchor-type="paragraph" svg:width="16cm" svg:height="8.999cm" draw:z-index="5"><draw:object xlink:href="./Object 6" xlink:type="simple" xlink:show="embed" xlink:actuate="onLoad"/><draw:image xlink:href="./ObjectReplacements/Object 6" xlink:type="simple" xlink:show="embed" xlink:actuate="onLoad"/></draw:frame><text:soft-page-break/></text:p>
      <text:p text:style-name="Standard"><draw:frame draw:style-name="fr1" draw:name="Objekti7" text:anchor-type="paragraph" svg:width="16cm" svg:height="8.999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<text:span text:style-name="T1">Tiedostokoko vs aikavaativuudet</text:span></text:p>
      <text:p text:style-name="P2"><text:span text:style-name="T1"/></text:p>
      <text:p text:style-name="P3"><text:span text:style-name="T1">Käytetyt tiedostot:</text:span></text:p>
      <text:p text:style-name="P3"><text:span text:style-name="T1">tekstitiedosto – 1,6kt</text:span></text:p>
      <text:p text:style-name="P3"><text:span text:style-name="T1">tekstitiedosto – 18kt</text:span></text:p>
      <text:p text:style-name="P3"><text:span text:style-name="T1">tekstitiedosto – 74kt</text:span></text:p>
      <text:p text:style-name="P3"><text:span text:style-name="T1">xml-tiedosto – 2945kt</text:span></text:p>
      <text:p text:style-name="P3"><text:span text:style-name="T1">bmp-tiedosto – 6891kt</text:span></text:p>
      <text:p text:style-name="P3"><text:span text:style-name="T1">bmp-tiedosto – 8100kt</text:span></text:p>
      <text:p text:style-name="P3"><text:span text:style-name="T1">rakenteinen tiedosto, tekstiä – 67710kt</text:span></text:p>
      <text:p text:style-name="P3"><text:span text:style-name="T1"/></text:p>
      <text:p text:style-name="P3"><text:span text:style-name="T1"/></text:p>
      <text:p text:style-name="P3"><draw:frame draw:style-name="fr2" draw:name="Objekti8" text:anchor-type="paragraph" svg:width="16.002cm" svg:height="8.989cm" draw:z-index="7"><draw:object xlink:href="./Object 8" xlink:type="simple" xlink:show="embed" xlink:actuate="onLoad"/><draw:image xlink:href="./ObjectReplacements/Object 8" xlink:type="simple" xlink:show="embed" xlink:actuate="onLoad"/></draw:frame><text:span text:style-name="T1"/></text:p>
      <text:p text:style-name="P3"><draw:frame draw:style-name="fr2" draw:name="Objekti9" text:anchor-type="paragraph" svg:width="16.002cm" svg:height="8.987cm" draw:z-index="8"><draw:object xlink:href="./Object 9" xlink:type="simple" xlink:show="embed" xlink:actuate="onLoad"/><draw:image xlink:href="./ObjectReplacements/Object 9" xlink:type="simple" xlink:show="embed" xlink:actuate="onLoad"/></draw:frame><text:span text:style-name="T1"/></text:p>
      <text:p text:style-name="P3"><draw:frame draw:style-name="fr2" draw:name="Objekti10" text:anchor-type="paragraph" svg:width="16.004cm" svg:height="8.987cm" draw:z-index="9"><draw:object xlink:href="./Object 10" xlink:type="simple" xlink:show="embed" xlink:actuate="onLoad"/><draw:image xlink:href="./ObjectReplacements/Object 10" xlink:type="simple" xlink:show="embed" xlink:actuate="onLoad"/></draw:frame><text:soft-page-break/><text:span text:style-name="T1"/></text:p>
      <text:p text:style-name="P3"><text:span text:style-name="T1"/></text:p>
      <text:p text:style-name="P3"><text:span text:style-name="T1"/></text:p>
      <text:p text:style-name="P3"><draw:frame draw:style-name="fr1" draw:name="Objekti11" text:anchor-type="paragraph" svg:width="16.004cm" svg:height="8.987cm" draw:z-index="10"><draw:object xlink:href="./Object 11" xlink:type="simple" xlink:show="embed" xlink:actuate="onLoad"/><draw:image xlink:href="./ObjectReplacements/Object 11" xlink:type="simple" xlink:show="embed" xlink:actuate="onLoad"/></draw:frame><text:span text:style-name="T1"/></text:p>
      <text:p text:style-name="P4"><text:span text:style-name="T2">Enimmäkseen laskettu aikavaativuus ja tiedostokoko seuraavat toisiaan – pseudokoodin pohjalta arvioitu että aikavaativuus on ~O(n log n) missä n on tiedoston koko tavuissa. Poikkeuksena yksi bmp-tiedosto jossa luetut blokit pitkälti uniikkeja -&gt; vaativampi kuin suurempi tiedosto koska O (n log n) tarkalleen ottaen verrannollinen uniikkien blokkien määrään.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6"><text:soft-page-break/><text:span text:style-name="T3">Pakkausprosentit vs blokkikoko</text:span></text:p>
      <text:p text:style-name="P6"><text:span text:style-name="T3"/></text:p>
      <text:p text:style-name="P7"><text:span text:style-name="T3"/></text:p>
      <text:p text:style-name="P7"><draw:frame draw:style-name="fr3" draw:name="Objekti12" text:anchor-type="paragraph" svg:x="-0.028cm" svg:y="0cm" svg:width="16cm" svg:height="10.456cm" draw:z-index="11"><draw:object xlink:href="./Object 12" xlink:type="simple" xlink:show="embed" xlink:actuate="onLoad"/><draw:image xlink:href="./ObjectReplacements/Object 12" xlink:type="simple" xlink:show="embed" xlink:actuate="onLoad"/></draw:frame><draw:frame draw:style-name="fr3" draw:name="Objekti13" text:anchor-type="paragraph" svg:x="0.579cm" svg:y="10.957cm" svg:width="16.004cm" svg:height="10.361cm" draw:z-index="12"><draw:object xlink:href="./Object 13" xlink:type="simple" xlink:show="embed" xlink:actuate="onLoad"/><draw:image xlink:href="./ObjectReplacements/Object 13" xlink:type="simple" xlink:show="embed" xlink:actuate="onLoad"/></draw:frame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oft-page-break/><text:span text:style-name="T3"/></text:p>
      <text:p text:style-name="P6"><draw:frame draw:style-name="fr3" draw:name="Objekti14" text:anchor-type="paragraph" svg:x="0.131cm" svg:y="0.288cm" svg:width="16cm" svg:height="10.79cm" draw:z-index="13"><draw:object xlink:href="./Object 14" xlink:type="simple" xlink:show="embed" xlink:actuate="onLoad"/><draw:image xlink:href="./ObjectReplacements/Object 14" xlink:type="simple" xlink:show="embed" xlink:actuate="onLoad"/></draw:frame><text:span text:style-name="T3"/></text:p>
      <text:p text:style-name="P6"><draw:frame draw:style-name="fr3" draw:name="Objekti15" text:anchor-type="paragraph" svg:x="0.501cm" svg:y="0.012cm" svg:width="16cm" svg:height="12.331cm" draw:z-index="14"><draw:object xlink:href="./Object 15" xlink:type="simple" xlink:show="embed" xlink:actuate="onLoad"/><draw:image xlink:href="./ObjectReplacements/Object 15" xlink:type="simple" xlink:show="embed" xlink:actuate="onLoad"/></draw:frame><text:span text:style-name="T3"/></text:p>
      <text:p text:style-name="P6"><text:span text:style-name="T3"/></text:p>
      <text:p text:style-name="P6"><text:soft-page-break/><text:span text:style-name="T3"/></text:p>
      <text:p text:style-name="P6"><draw:frame draw:style-name="fr3" draw:name="Objekti16" text:anchor-type="paragraph" svg:x="0.501cm" svg:y="0.407cm" svg:width="16cm" svg:height="12.532cm" draw:z-index="15"><draw:object xlink:href="./Object 16" xlink:type="simple" xlink:show="embed" xlink:actuate="onLoad"/><draw:image xlink:href="./ObjectReplacements/Object 16" xlink:type="simple" xlink:show="embed" xlink:actuate="onLoad"/></draw:frame><draw:frame draw:style-name="fr3" draw:name="Objekti17" text:anchor-type="paragraph" svg:x="0.501cm" svg:y="12.421cm" svg:width="16cm" svg:height="11.829cm" draw:z-index="16"><draw:object xlink:href="./Object 17" xlink:type="simple" xlink:show="embed" xlink:actuate="onLoad"/><draw:image xlink:href="./ObjectReplacements/Object 17" xlink:type="simple" xlink:show="embed" xlink:actuate="onLoad"/></draw:frame><text:span text:style-name="T3"/></text:p>
      <text:p text:style-name="P6"><draw:frame draw:style-name="fr3" draw:name="Objekti18" text:anchor-type="paragraph" svg:x="0.501cm" svg:y="-0.533cm" svg:width="16cm" svg:height="8.999cm" draw:z-index="17"><draw:object xlink:href="./Object 18" xlink:type="simple" xlink:show="embed" xlink:actuate="onLoad"/><draw:image xlink:href="./ObjectReplacements/Object 18" xlink:type="simple" xlink:show="embed" xlink:actuate="onLoad"/></draw:frame><text:soft-page-break/><text:span text:style-name="T3"/></text:p>
      <text:p text:style-name="P6"><text:span text:style-name="T3"/></text:p>
      <text:p text:style-name="P6"><text:span text:style-name="T3"/></text:p>
      <text:p text:style-name="P5"><text:span text:style-name="T4">Valmiiksi pakatun tiedon pakkaus</text:span></text:p>
      <text:p text:style-name="P6"><text:span text:style-name="T3"/></text:p>
      <text:p text:style-name="P6"><draw:frame draw:style-name="fr3" draw:name="Objekti19" text:anchor-type="paragraph" svg:x="0.501cm" svg:y="0.159cm" svg:width="16cm" svg:height="8.999cm" draw:z-index="18"><draw:object xlink:href="./Object 19" xlink:type="simple" xlink:show="embed" xlink:actuate="onLoad"/><draw:image xlink:href="./ObjectReplacements/Object 19" xlink:type="simple" xlink:show="embed" xlink:actuate="onLoad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8M29S</meta:editing-duration>
    <meta:editing-cycles>11</meta:editing-cycles>
    <meta:generator>LibreOffice/4.0.3.3$Windows_x86 LibreOffice_project/0eaa50a932c8f2199a615e1eb30f7ac74279539</meta:generator>
    <dc:date>2013-08-22T20:05:53.82</dc:date>
    <meta:document-statistic meta:table-count="0" meta:image-count="0" meta:object-count="19" meta:page-count="9" meta:paragraph-count="13" meta:word-count="79" meta:character-count="679" meta:non-whitespace-character-count="60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8.988cm" xlink:href="." xlink:type="simple" chart:class="chart:bar" chart:style-name="ch1">
        <chart:title svg:x="4.015cm" svg:y="0.315cm" chart:style-name="ch2">
          <text:p>Arraylist 1000x1000 000 add-operaatiota</text:p>
        </chart:title>
        <chart:plot-area chart:style-name="ch3" chart:data-source-has-labels="both" svg:x="1.358cm" svg:y="1.631cm" svg:width="14.005cm" svg:height="6.758cm">
          <chartooo:coordinate-region svg:x="2.535cm" svg:y="1.844cm" svg:width="12.828cm" svg:height="5.872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title svg:x="0.451cm" svg:y="5.305cm" chart:style-name="ch6">
              <text:p>ms</text:p>
            </chart:title>
            <chart:grid chart:style-name="ch7" chart:class="major"/>
          </chart:axis>
          <chart:series chart:style-name="ch8" chart:values-cell-range-address="local-table.$B$2:.$B$3" chart:label-cell-address="local-table.$B$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I</text:p>
              </table:table-cell>
            </table:table-row>
          </table:table-header-rows>
          <table:table-rows>
            <table:table-row>
              <table:table-cell office:value-type="string">
                <text:p>Java: ArrayList.add()</text:p>
              </table:table-cell>
              <table:table-cell office:value-type="float" office:value="18322">
                <text:p>18322</text:p>
              </table:table-cell>
            </table:table-row>
            <table:table-row>
              <table:table-cell office:value-type="string">
                <text:p>Oma: ArrayList.add()</text:p>
              </table:table-cell>
              <table:table-cell office:value-type="float" office:value="14545">
                <text:p>145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8.986cm" xlink:href="." xlink:type="simple" chart:class="chart:line" chart:style-name="ch1">
        <chart:title svg:x="3.751cm" svg:y="0.315cm" chart:style-name="ch2">
          <text:p>Tiedostokoko vs aikavaativuus, blokkikoko 3</text:p>
        </chart:title>
        <chart:subtitle svg:x="3.512cm" svg:y="1.273cm" chart:style-name="ch3">
          <text:p>Oranssi = tiedostkoko n log n, sininen = mitattu aika</text:p>
        </chart:subtitle>
        <chart:plot-area chart:style-name="ch4" chart:data-source-has-labels="both" svg:x="0.77cm" svg:y="2.314cm" svg:width="14.593cm" svg:height="6.073cm">
          <chartooo:coordinate-region svg:x="1.947cm" svg:y="2.526cm" svg:width="13.416cm" svg:height="5.649cm"/>
          <chart:axis chart:dimension="x" chart:name="primary-x" chart:style-name="ch5" chartooo:axis-type="text"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line">
            <chart:data-point chart:repeated="7"/>
          </chart:series>
          <chart:series chart:style-name="ch8" chart:values-cell-range-address="local-table.$C$2:.$C$8" chart:label-cell-address="local-table.$C$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0.0108491504818022">
                <text:p>0.01084915048180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0.750586500259616">
                <text:p>0.7505865002596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">
                <text:p>18</text:p>
              </table:table-cell>
              <table:table-cell office:value-type="float" office:value="4.59499549056542">
                <text:p>4.594995490565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0">
                <text:p>340</text:p>
              </table:table-cell>
              <table:table-cell office:value-type="float" office:value="339.38332900624">
                <text:p>339.383329006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96">
                <text:p>3396</text:p>
              </table:table-cell>
              <table:table-cell office:value-type="float" office:value="878.636792517048">
                <text:p>878.6367925170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70">
                <text:p>1670</text:p>
              </table:table-cell>
              <table:table-cell office:value-type="float" office:value="1051.68020160541">
                <text:p>1051.680201605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35">
                <text:p>9635</text:p>
              </table:table-cell>
              <table:table-cell office:value-type="float" office:value="10865.4787474177">
                <text:p>10865.478747417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8.986cm" xlink:href="." xlink:type="simple" chart:class="chart:line" chart:style-name="ch1">
        <chart:title svg:x="3.751cm" svg:y="0.315cm" chart:style-name="ch2">
          <text:p>Tiedostokoko vs aikavaativuus, blokkikoko 4</text:p>
        </chart:title>
        <chart:subtitle svg:x="3.406cm" svg:y="1.273cm" chart:style-name="ch3">
          <text:p>Oranssi = tiedostokoko n log n, sininen = mitattu aika</text:p>
        </chart:subtitle>
        <chart:plot-area chart:style-name="ch4" chart:data-source-has-labels="both" svg:x="0.77cm" svg:y="2.314cm" svg:width="14.593cm" svg:height="6.073cm">
          <chartooo:coordinate-region svg:x="1.947cm" svg:y="2.526cm" svg:width="13.416cm" svg:height="5.649cm"/>
          <chart:axis chart:dimension="x" chart:name="primary-x" chart:style-name="ch5" chartooo:axis-type="text"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line">
            <chart:data-point chart:repeated="7"/>
          </chart:series>
          <chart:series chart:style-name="ch8" chart:values-cell-range-address="local-table.$C$2:.$C$8" chart:label-cell-address="local-table.$C$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61">
                <text:p>61</text:p>
              </table:table-cell>
              <table:table-cell office:value-type="float" office:value="0.0108491504818022">
                <text:p>0.01084915048180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">
                <text:p>34</text:p>
              </table:table-cell>
              <table:table-cell office:value-type="float" office:value="0.750586500259616">
                <text:p>0.7505865002596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4.59499549056542">
                <text:p>4.594995490565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7">
                <text:p>307</text:p>
              </table:table-cell>
              <table:table-cell office:value-type="float" office:value="339.38332900624">
                <text:p>339.383329006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38">
                <text:p>3238</text:p>
              </table:table-cell>
              <table:table-cell office:value-type="float" office:value="878.636792517048">
                <text:p>878.6367925170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66">
                <text:p>1266</text:p>
              </table:table-cell>
              <table:table-cell office:value-type="float" office:value="1051.68020160541">
                <text:p>1051.680201605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12">
                <text:p>10712</text:p>
              </table:table-cell>
              <table:table-cell office:value-type="float" office:value="10865.4787474177">
                <text:p>10865.478747417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10.456cm" xlink:href="." xlink:type="simple" chart:class="chart:bar" chart:style-name="ch1">
        <chart:title svg:x="6.5cm" svg:y="0.345cm" chart:style-name="ch2">
          <text:p>pieni.txt (1,6kt)</text:p>
        </chart:title>
        <chart:plot-area chart:style-name="ch3" chart:data-source-has-labels="both" svg:x="1.357cm" svg:y="1.751cm" svg:width="14.004cm" svg:height="7.488cm">
          <chartooo:coordinate-region svg:x="2.084cm" svg:y="1.964cm" svg:width="13.277cm" svg:height="7.063cm"/>
          <chart:axis chart:dimension="x" chart:name="primary-x" chart:style-name="ch4" chartooo:axis-type="auto">
            <chartooo:date-scale/>
            <chart:title svg:x="7.521cm" svg:y="9.449cm" chart:style-name="ch5">
              <text:p>Blokkikoko</text:p>
            </chart:title>
            <chart:categories table:cell-range-address="local-table.$A$2:.$A$4"/>
          </chart:axis>
          <chart:axis chart:dimension="y" chart:name="primary-y" chart:style-name="ch6">
            <chart:title svg:x="0.451cm" svg:y="6.875cm" chart:style-name="ch7">
              <text:p>Pakkaussuhde, %</text:p>
            </chart:title>
            <chart:grid chart:style-name="ch8" chart:class="major"/>
          </chart:axis>
          <chart:series chart:style-name="ch9" chart:values-cell-range-address="local-table.$B$2:.$B$4" chart:label-cell-address="local-table.$B$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31.31">
                <text:p>31.3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23.11">
                <text:p>-23.1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10.36cm" xlink:href="." xlink:type="simple" chart:class="chart:bar" chart:style-name="ch1">
        <chart:title svg:x="5.88cm" svg:y="0.343cm" chart:style-name="ch2">
          <text:p>keskisuuri.txt (17,7kt)</text:p>
        </chart:title>
        <chart:plot-area chart:style-name="ch3" chart:data-source-has-labels="both" svg:x="0.941cm" svg:y="1.865cm" svg:width="14.001cm" svg:height="7.043cm">
          <chartooo:coordinate-region svg:x="1.668cm" svg:y="2.078cm" svg:width="13.274cm" svg:height="6.618cm"/>
          <chart:axis chart:dimension="x" chart:name="primary-x" chart:style-name="ch4" chartooo:axis-type="auto">
            <chartooo:date-scale/>
            <chart:title svg:x="7.05cm" svg:y="9.116cm" chart:style-name="ch5">
              <text:p>Blokin koko</text:p>
            </chart:title>
            <chart:categories table:cell-range-address="local-table.$A$2:.$A$4"/>
          </chart:axis>
          <chart:axis chart:dimension="y" chart:name="primary-y" chart:style-name="ch6">
            <chart:title svg:x="0.034cm" svg:y="6.766cm" chart:style-name="ch7">
              <text:p>Pakkaussuhde, %</text:p>
            </chart:title>
            <chart:grid chart:style-name="ch8" chart:class="major"/>
          </chart:axis>
          <chart:series chart:style-name="ch9" chart:values-cell-range-address="local-table.$B$2:.$B$4" chart:label-cell-address="local-table.$B$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7.95">
                <text:p>37.9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8.13">
                <text:p>-8.1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10.789cm" xlink:href="." xlink:type="simple" chart:class="chart:bar" chart:style-name="ch1">
        <chart:title svg:x="5.667cm" svg:y="0.351cm" chart:style-name="ch2">
          <text:p>Loremipsum.txt (73,8kt)</text:p>
        </chart:title>
        <chart:plot-area chart:style-name="ch3" chart:data-source-has-labels="both" svg:x="1.357cm" svg:y="1.775cm" svg:width="14.004cm" svg:height="7.791cm">
          <chartooo:coordinate-region svg:x="1.978cm" svg:y="1.987cm" svg:width="13.383cm" svg:height="6.906cm"/>
          <chart:axis chart:dimension="x" chart:name="primary-x" chart:style-name="ch4" chartooo:axis-type="auto">
            <chartooo:date-scale/>
            <chart:title svg:x="7.468cm" svg:y="9.782cm" chart:style-name="ch5">
              <text:p>Blokin koko</text:p>
            </chart:title>
            <chart:categories table:cell-range-address="local-table.$A$2:.$A$4"/>
          </chart:axis>
          <chart:axis chart:dimension="y" chart:name="primary-y" chart:style-name="ch6">
            <chart:title svg:x="0.451cm" svg:y="7.05cm" chart:style-name="ch7">
              <text:p>Pakkaussuhde, %</text:p>
            </chart:title>
            <chart:grid chart:style-name="ch8" chart:class="major"/>
          </chart:axis>
          <chart:series chart:style-name="ch9" chart:values-cell-range-address="local-table.$B$2:.$B$4" chart:label-cell-address="local-table.$B$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1.8">
                <text:p>41.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12.331cm" xlink:href="." xlink:type="simple" chart:class="chart:bar" chart:style-name="ch1">
        <chart:title svg:x="6.209cm" svg:y="0.382cm" chart:style-name="ch2">
          <text:p>suuri.xml (2945kt)</text:p>
        </chart:title>
        <chart:plot-area chart:style-name="ch3" chart:data-source-has-labels="both" svg:x="1.357cm" svg:y="1.899cm" svg:width="14.004cm" svg:height="9.178cm">
          <chartooo:coordinate-region svg:x="1.978cm" svg:y="2.111cm" svg:width="13.383cm" svg:height="8.293cm"/>
          <chart:axis chart:dimension="x" chart:name="primary-x" chart:style-name="ch4" chartooo:axis-type="auto">
            <chartooo:date-scale/>
            <chart:title svg:x="7.468cm" svg:y="11.324cm" chart:style-name="ch5">
              <text:p>Blokin koko</text:p>
            </chart:title>
            <chart:categories table:cell-range-address="local-table.$A$2:.$A$4"/>
          </chart:axis>
          <chart:axis chart:dimension="y" chart:name="primary-y" chart:style-name="ch6">
            <chart:title svg:x="0.451cm" svg:y="7.868cm" chart:style-name="ch7">
              <text:p>Pakkaussuhde, %</text:p>
            </chart:title>
            <chart:grid chart:style-name="ch8" chart:class="major"/>
          </chart:axis>
          <chart:series chart:style-name="ch9" chart:values-cell-range-address="local-table.$B$2:.$B$4" chart:label-cell-address="local-table.$B$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40.51">
                <text:p>40.5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6.9">
                <text:p>76.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12.532cm" xlink:href="." xlink:type="simple" chart:class="chart:bar" chart:style-name="ch1">
        <chart:title svg:x="6.143cm" svg:y="0.386cm" chart:style-name="ch2">
          <text:p>kuva.bmp (6890kt)</text:p>
        </chart:title>
        <chart:plot-area chart:style-name="ch3" chart:data-source-has-labels="both" svg:x="1.357cm" svg:y="1.915cm" svg:width="14.004cm" svg:height="9.359cm">
          <chartooo:coordinate-region svg:x="1.978cm" svg:y="2.128cm" svg:width="13.383cm" svg:height="8.473cm"/>
          <chart:axis chart:dimension="x" chart:name="primary-x" chart:style-name="ch4" chartooo:axis-type="auto">
            <chartooo:date-scale/>
            <chart:title svg:x="7.468cm" svg:y="11.525cm" chart:style-name="ch5">
              <text:p>Blokin koko</text:p>
            </chart:title>
            <chart:categories table:cell-range-address="local-table.$A$2:.$A$4"/>
          </chart:axis>
          <chart:axis chart:dimension="y" chart:name="primary-y" chart:style-name="ch6">
            <chart:title svg:x="0.451cm" svg:y="7.974cm" chart:style-name="ch7">
              <text:p>Pakkaussuhde, %</text:p>
            </chart:title>
            <chart:grid chart:style-name="ch8" chart:class="major"/>
          </chart:axis>
          <chart:series chart:style-name="ch9" chart:values-cell-range-address="local-table.$B$2:.$B$4" chart:label-cell-address="local-table.$B$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5.6">
                <text:p>15.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11.828cm" xlink:href="." xlink:type="simple" chart:class="chart:bar" chart:style-name="ch1">
        <chart:title svg:x="5.971cm" svg:y="0.418cm" chart:style-name="ch2">
          <text:p>kuva2.bmp (8100kt)</text:p>
        </chart:title>
        <chart:plot-area chart:style-name="ch3" chart:data-source-has-labels="both" svg:x="1.357cm" svg:y="1.859cm" svg:width="14.004cm" svg:height="8.725cm">
          <chartooo:coordinate-region svg:x="1.978cm" svg:y="2.071cm" svg:width="13.383cm" svg:height="7.84cm"/>
          <chart:axis chart:dimension="x" chart:name="primary-x" chart:style-name="ch4" chartooo:axis-type="auto">
            <chartooo:date-scale/>
            <chart:title svg:x="7.468cm" svg:y="10.821cm" chart:style-name="ch5">
              <text:p>Blokin koko</text:p>
            </chart:title>
            <chart:categories table:cell-range-address="local-table.$A$2:.$A$4"/>
          </chart:axis>
          <chart:axis chart:dimension="y" chart:name="primary-y" chart:style-name="ch6">
            <chart:title svg:x="0.451cm" svg:y="7.601cm" chart:style-name="ch7">
              <text:p>Pakkaussuhde, %</text:p>
            </chart:title>
            <chart:grid chart:style-name="ch8" chart:class="major"/>
          </chart:axis>
          <chart:series chart:style-name="ch9" chart:values-cell-range-address="local-table.$B$2:.$B$4" chart:label-cell-address="local-table.$B$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E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5.7">
                <text:p>55.7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6.037cm" svg:y="0.315cm" chart:style-name="ch2">
          <text:p>valtava.txt (67710kt)</text:p>
        </chart:title>
        <chart:plot-area chart:style-name="ch3" chart:data-source-has-labels="both" svg:x="1.357cm" svg:y="1.631cm" svg:width="14.004cm" svg:height="6.181cm">
          <chartooo:coordinate-region svg:x="1.978cm" svg:y="1.844cm" svg:width="13.383cm" svg:height="5.295cm"/>
          <chart:axis chart:dimension="x" chart:name="primary-x" chart:style-name="ch4" chartooo:axis-type="auto">
            <chartooo:date-scale/>
            <chart:title svg:x="7.468cm" svg:y="7.992cm" chart:style-name="ch5">
              <text:p>Blokin koko</text:p>
            </chart:title>
            <chart:categories table:cell-range-address="local-table.$A$2:.$A$4"/>
          </chart:axis>
          <chart:axis chart:dimension="y" chart:name="primary-y" chart:style-name="ch6">
            <chart:title svg:x="0.451cm" svg:y="6.101cm" chart:style-name="ch7">
              <text:p>Pakkaussuhde, %</text:p>
            </chart:title>
            <chart:grid chart:style-name="ch8" chart:class="major"/>
          </chart:axis>
          <chart:series chart:style-name="ch9" chart:values-cell-range-address="local-table.$B$2:.$B$4" chart:label-cell-address="local-table.$B$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39.1">
                <text:p>39.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2.4">
                <text:p>52.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4.26">
                <text:p>64.2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5.812cm" svg:y="0.315cm" chart:style-name="ch2">
          <text:p>Kalimba.mp3 (8217kt)</text:p>
        </chart:title>
        <chart:plot-area chart:style-name="ch3" chart:data-source-has-labels="both" svg:x="1.357cm" svg:y="1.631cm" svg:width="14.004cm" svg:height="6.181cm">
          <chartooo:coordinate-region svg:x="2.269cm" svg:y="1.843cm" svg:width="13.092cm" svg:height="5.757cm"/>
          <chart:axis chart:dimension="x" chart:name="primary-x" chart:style-name="ch4" chartooo:axis-type="auto">
            <chartooo:date-scale/>
            <chart:title svg:x="7.468cm" svg:y="7.992cm" chart:style-name="ch5">
              <text:p>Blokin koko</text:p>
            </chart:title>
            <chart:categories table:cell-range-address="local-table.$A$2:.$A$4"/>
          </chart:axis>
          <chart:axis chart:dimension="y" chart:name="primary-y" chart:style-name="ch6">
            <chart:title svg:x="0.451cm" svg:y="6.101cm" chart:style-name="ch7">
              <text:p>Pakkaussuhde, %</text:p>
            </chart:title>
            <chart:grid chart:style-name="ch8" chart:class="major"/>
          </chart:axis>
          <chart:series chart:style-name="ch9" chart:values-cell-range-address="local-table.$B$2:.$B$4" chart:label-cell-address="local-table.$B$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0.93">
                <text:p>-0.9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86.3">
                <text:p>-86.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8.988cm" xlink:href="." xlink:type="simple" chart:class="chart:bar" chart:style-name="ch1">
        <chart:title svg:x="2.785cm" svg:y="0.315cm" chart:style-name="ch2">
          <text:p>Hashmap 1000x100 000 put-operaatiota - avain string</text:p>
        </chart:title>
        <chart:plot-area chart:style-name="ch3" chart:data-source-has-labels="both" svg:x="1.358cm" svg:y="1.631cm" svg:width="14.005cm" svg:height="6.758cm">
          <chartooo:coordinate-region svg:x="2.535cm" svg:y="1.844cm" svg:width="11.65cm" svg:height="5.872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title svg:x="0.451cm" svg:y="5.305cm" chart:style-name="ch6">
              <text:p>ms</text:p>
            </chart:title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local-table.$B$2:.$B$3" chart:label-cell-address="local-table.$B$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I</text:p>
              </table:table-cell>
            </table:table-row>
          </table:table-header-rows>
          <table:table-rows>
            <table:table-row>
              <table:table-cell office:value-type="string">
                <text:p>Java: HashMap.put</text:p>
              </table:table-cell>
              <table:table-cell office:value-type="float" office:value="20263">
                <text:p>20263</text:p>
              </table:table-cell>
            </table:table-row>
            <table:table-row>
              <table:table-cell office:value-type="string">
                <text:p>Oma: HashMap.put</text:p>
              </table:table-cell>
              <table:table-cell office:value-type="float" office:value="18290">
                <text:p>1829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8.988cm" xlink:href="." xlink:type="simple" chart:class="chart:bar" chart:style-name="ch1">
        <chart:title svg:x="2.639cm" svg:y="0.315cm" chart:style-name="ch2">
          <text:p>Hashmap 1000x100 000 put-operaatiota - avain Integer</text:p>
        </chart:title>
        <chart:plot-area chart:style-name="ch3" chart:data-source-has-labels="both" svg:x="1.358cm" svg:y="1.631cm" svg:width="14.005cm" svg:height="6.758cm">
          <chartooo:coordinate-region svg:x="2.35cm" svg:y="1.844cm" svg:width="13.013cm" svg:height="5.872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title svg:x="0.451cm" svg:y="5.305cm" chart:style-name="ch6">
              <text:p>ms</text:p>
            </chart:title>
            <chart:grid chart:style-name="ch7" chart:class="major"/>
          </chart:axis>
          <chart:series chart:style-name="ch8" chart:values-cell-range-address="local-table.$B$2:.$B$3" chart:label-cell-address="local-table.$B$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I</text:p>
              </table:table-cell>
            </table:table-row>
          </table:table-header-rows>
          <table:table-rows>
            <table:table-row>
              <table:table-cell office:value-type="string">
                <text:p>Java: HashMap.put</text:p>
              </table:table-cell>
              <table:table-cell office:value-type="float" office:value="5856">
                <text:p>5856</text:p>
              </table:table-cell>
            </table:table-row>
            <table:table-row>
              <table:table-cell office:value-type="string">
                <text:p>Oma: HashMap.put</text:p>
              </table:table-cell>
              <table:table-cell office:value-type="float" office:value="8191">
                <text:p>81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2.717cm" svg:y="0.315cm" chart:style-name="ch2">
          <text:p>Hashmap 1000x100 000 get-operaatiota - avain string </text:p>
        </chart:title>
        <chart:plot-area chart:style-name="ch3" chart:data-source-has-labels="both" svg:x="1.357cm" svg:y="1.631cm" svg:width="14.004cm" svg:height="6.769cm">
          <chartooo:coordinate-region svg:x="2.534cm" svg:y="1.843cm" svg:width="12.827cm" svg:height="5.884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title svg:x="0.451cm" svg:y="5.31cm" chart:style-name="ch6">
              <text:p>ms</text:p>
            </chart:title>
            <chart:grid chart:style-name="ch7" chart:class="major"/>
          </chart:axis>
          <chart:series chart:style-name="ch8" chart:values-cell-range-address="local-table.$B$2:.$B$3" chart:label-cell-address="local-table.$B$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I</text:p>
              </table:table-cell>
            </table:table-row>
          </table:table-header-rows>
          <table:table-rows>
            <table:table-row>
              <table:table-cell office:value-type="string">
                <text:p>Java: HashMap.get</text:p>
              </table:table-cell>
              <table:table-cell office:value-type="float" office:value="12292">
                <text:p>12292</text:p>
              </table:table-cell>
            </table:table-row>
            <table:table-row>
              <table:table-cell office:value-type="string">
                <text:p>Oma: HashMap.get</text:p>
              </table:table-cell>
              <table:table-cell office:value-type="float" office:value="9729">
                <text:p>97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2.637cm" svg:y="0.315cm" chart:style-name="ch2">
          <text:p>Hashmap 1000x100 000 get-operaatiota - avain Integer</text:p>
        </chart:title>
        <chart:plot-area chart:style-name="ch3" chart:data-source-has-labels="both" svg:x="1.357cm" svg:y="1.631cm" svg:width="14.004cm" svg:height="6.769cm">
          <chartooo:coordinate-region svg:x="2.349cm" svg:y="1.843cm" svg:width="13.012cm" svg:height="5.884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title svg:x="0.451cm" svg:y="5.31cm" chart:style-name="ch6">
              <text:p>ms</text:p>
            </chart:title>
            <chart:grid chart:style-name="ch7" chart:class="major"/>
          </chart:axis>
          <chart:series chart:style-name="ch8" chart:values-cell-range-address="local-table.$B$2:.$B$3" chart:label-cell-address="local-table.$B$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I</text:p>
              </table:table-cell>
            </table:table-row>
          </table:table-header-rows>
          <table:table-rows>
            <table:table-row>
              <table:table-cell office:value-type="string">
                <text:p>Java: HashMap.get</text:p>
              </table:table-cell>
              <table:table-cell office:value-type="float" office:value="2926">
                <text:p>2926</text:p>
              </table:table-cell>
            </table:table-row>
            <table:table-row>
              <table:table-cell office:value-type="string">
                <text:p>Oma: HashMap.get</text:p>
              </table:table-cell>
              <table:table-cell office:value-type="float" office:value="1356">
                <text:p>13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3.299cm" svg:y="0.315cm" chart:style-name="ch2">
          <text:p>Priority queue - 1000x1000 000 add-operaatiota</text:p>
        </chart:title>
        <chart:plot-area chart:style-name="ch3" chart:data-source-has-labels="both" svg:x="1.357cm" svg:y="1.631cm" svg:width="14.004cm" svg:height="6.769cm">
          <chartooo:coordinate-region svg:x="2.534cm" svg:y="1.843cm" svg:width="12.827cm" svg:height="5.884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title svg:x="0.451cm" svg:y="5.31cm" chart:style-name="ch6">
              <text:p>ms</text:p>
            </chart:title>
            <chart:grid chart:style-name="ch7" chart:class="major"/>
          </chart:axis>
          <chart:series chart:style-name="ch8" chart:values-cell-range-address="local-table.$B$2:.$B$3" chart:label-cell-address="local-table.$B$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I</text:p>
              </table:table-cell>
            </table:table-row>
          </table:table-header-rows>
          <table:table-rows>
            <table:table-row>
              <table:table-cell office:value-type="string">
                <text:p>Java: PriorityQueue.add()</text:p>
              </table:table-cell>
              <table:table-cell office:value-type="float" office:value="1841">
                <text:p>1841</text:p>
              </table:table-cell>
            </table:table-row>
            <table:table-row>
              <table:table-cell office:value-type="string">
                <text:p>Oma: PriorityQueue.add()</text:p>
              </table:table-cell>
              <table:table-cell office:value-type="float" office:value="16901">
                <text:p>1690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3.484cm" svg:y="0.315cm" chart:style-name="ch2">
          <text:p>Priority queue 1000x1000 000 poll-operaatiota</text:p>
        </chart:title>
        <chart:plot-area chart:style-name="ch3" chart:data-source-has-labels="both" svg:x="1.357cm" svg:y="1.631cm" svg:width="14.004cm" svg:height="6.769cm">
          <chartooo:coordinate-region svg:x="2.534cm" svg:y="1.843cm" svg:width="12.827cm" svg:height="5.884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title svg:x="0.451cm" svg:y="5.31cm" chart:style-name="ch6">
              <text:p>ms</text:p>
            </chart:title>
            <chart:grid chart:style-name="ch7" chart:class="major"/>
          </chart:axis>
          <chart:series chart:style-name="ch8" chart:values-cell-range-address="local-table.$B$2:.$B$3" chart:label-cell-address="local-table.$B$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I</text:p>
              </table:table-cell>
            </table:table-row>
          </table:table-header-rows>
          <table:table-rows>
            <table:table-row>
              <table:table-cell office:value-type="string">
                <text:p>Java: PriorityQueue.poll()</text:p>
              </table:table-cell>
              <table:table-cell office:value-type="float" office:value="16025">
                <text:p>16025</text:p>
              </table:table-cell>
            </table:table-row>
            <table:table-row>
              <table:table-cell office:value-type="string">
                <text:p>Oma: PriorityQueue.poll()</text:p>
              </table:table-cell>
              <table:table-cell office:value-type="float" office:value="25898">
                <text:p>2589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8.988cm" xlink:href="." xlink:type="simple" chart:class="chart:line" chart:style-name="ch1">
        <chart:title svg:x="3.809cm" svg:y="0.317cm" chart:style-name="ch2">
          <text:p>Tiedostokoko vs aikavaativuus, blokkikoko 1</text:p>
        </chart:title>
        <chart:subtitle svg:x="3.405cm" svg:y="1.273cm" chart:style-name="ch3">
          <text:p>Oranssi = tiedostokoko n log n, sininen = mitattu aika</text:p>
        </chart:subtitle>
        <chart:plot-area chart:style-name="ch4" chart:data-source-has-labels="both" svg:x="0.77cm" svg:y="2.314cm" svg:width="14.591cm" svg:height="6.075cm">
          <chartooo:coordinate-region svg:x="1.947cm" svg:y="2.527cm" svg:width="13.414cm" svg:height="5.65cm"/>
          <chart:axis chart:dimension="x" chart:name="primary-x" chart:style-name="ch5" chartooo:axis-type="text"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line">
            <chart:data-point chart:repeated="7"/>
          </chart:series>
          <chart:series chart:style-name="ch8" chart:values-cell-range-address="local-table.$C$2:.$C$8" chart:label-cell-address="local-table.$C$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60">
                <text:p>60</text:p>
              </table:table-cell>
              <table:table-cell office:value-type="float" office:value="0.0108491504818022">
                <text:p>0.01084915048180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">
                <text:p>44</text:p>
              </table:table-cell>
              <table:table-cell office:value-type="float" office:value="0.750586500259616">
                <text:p>0.7505865002596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.59499549056542">
                <text:p>4.594995490565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3">
                <text:p>1063</text:p>
              </table:table-cell>
              <table:table-cell office:value-type="float" office:value="339.38332900624">
                <text:p>339.383329006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09">
                <text:p>1709</text:p>
              </table:table-cell>
              <table:table-cell office:value-type="float" office:value="878.636792517048">
                <text:p>878.6367925170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7">
                <text:p>1847</text:p>
              </table:table-cell>
              <table:table-cell office:value-type="float" office:value="1051.68020160541">
                <text:p>1051.680201605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414">
                <text:p>15414</text:p>
              </table:table-cell>
              <table:table-cell office:value-type="float" office:value="10865.4787474177">
                <text:p>10865.478747417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8.986cm" xlink:href="." xlink:type="simple" chart:class="chart:line" chart:style-name="ch1">
        <chart:title svg:x="3.75cm" svg:y="0.315cm" chart:style-name="ch2">
          <text:p>Tiedostokoko vs aikavaativuus, blokkikoko 2</text:p>
        </chart:title>
        <chart:subtitle svg:x="3.458cm" svg:y="1.273cm" chart:style-name="ch3">
          <text:p>Oranssi = tiedostokoko nlog n, sininen = mitattu aika</text:p>
        </chart:subtitle>
        <chart:plot-area chart:style-name="ch4" chart:data-source-has-labels="both" svg:x="0.77cm" svg:y="2.314cm" svg:width="14.591cm" svg:height="6.073cm">
          <chartooo:coordinate-region svg:x="1.947cm" svg:y="2.526cm" svg:width="13.414cm" svg:height="5.649cm"/>
          <chart:axis chart:dimension="x" chart:name="primary-x" chart:style-name="ch5" chartooo:axis-type="text"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line">
            <chart:data-point chart:repeated="7"/>
          </chart:series>
          <chart:series chart:style-name="ch8" chart:values-cell-range-address="local-table.$C$2:.$C$8" chart:label-cell-address="local-table.$C$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32">
                <text:p>32</text:p>
              </table:table-cell>
              <table:table-cell office:value-type="float" office:value="0.0108491504818022">
                <text:p>0.01084915048180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0.750586500259616">
                <text:p>0.7505865002596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4.59499549056542">
                <text:p>4.594995490565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4">
                <text:p>444</text:p>
              </table:table-cell>
              <table:table-cell office:value-type="float" office:value="339.38332900624">
                <text:p>339.383329006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21">
                <text:p>2221</text:p>
              </table:table-cell>
              <table:table-cell office:value-type="float" office:value="878.636792517048">
                <text:p>878.6367925170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43">
                <text:p>1443</text:p>
              </table:table-cell>
              <table:table-cell office:value-type="float" office:value="1051.68020160541">
                <text:p>1051.680201605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26">
                <text:p>10926</text:p>
              </table:table-cell>
              <table:table-cell office:value-type="float" office:value="10865.4787474177">
                <text:p>10865.478747417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